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3465a4" draw:fill="none" draw:textarea-horizontal-align="center" draw:textarea-vertical-align="middle"/>
    </style:style>
    <style:style style:name="gr2" style:family="graphic" style:parent-style-name="objectwithoutfill">
      <style:graphic-properties svg:stroke-color="#ff0000" draw:fill="none" draw:textarea-horizontal-align="center" draw:textarea-vertical-align="middle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gr4" style:family="graphic" style:parent-style-name="standard">
      <style:graphic-properties draw:stroke="none" svg:stroke-width="0cm" svg:stroke-color="#ff0000" draw:fill-color="#5eb91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width="0cm" svg:stroke-color="#ff0000" draw:fill-color="#3465a4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4cm" fo:min-width="0cm"/>
      <style:paragraph-properties style:writing-mode="lr-tb"/>
    </style:style>
    <style:style style:name="gr8" style:family="graphic" style:parent-style-name="objectwithoutfill">
      <style:graphic-properties svg:stroke-color="#ff0000" draw:marker-end="Pontas_20_das_20_setas_20_1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objectwithoutfill">
      <style:graphic-properties svg:stroke-color="#ff0000" draw:marker-end="Pontas_20_das_20_setas_20_2" draw:marker-end-width="0.3cm" draw:fill="none" draw:textarea-vertical-align="middle"/>
    </style:style>
    <style:style style:name="gr11" style:family="graphic" style:parent-style-name="objectwithoutfill">
      <style:graphic-properties svg:stroke-color="#ff0000" draw:marker-end="Pontas_20_das_20_setas_20_3" draw:marker-end-width="0.3cm" draw:fill="none" draw:textarea-vertical-align="middle"/>
    </style:style>
    <style:style style:name="gr12" style:family="graphic" style:parent-style-name="objectwithoutfill">
      <style:graphic-properties svg:stroke-color="#ff0000" draw:marker-end="Pontas_20_das_20_setas_20_5" draw:marker-end-width="0.3cm" draw:fill="none" draw:textarea-vertical-align="middle"/>
    </style:style>
    <style:style style:name="gr13" style:family="graphic" style:parent-style-name="objectwithoutfill">
      <style:graphic-properties svg:stroke-color="#ff0000" draw:marker-end="Pontas_20_das_20_setas_20_6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3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5eb91e"/>
      <style:paragraph-properties fo:text-align="center"/>
    </style:style>
    <style:style style:name="P3" style:family="paragraph">
      <style:text-properties fo:font-size="3pt" style:font-size-asian="3pt" style:font-size-complex="3pt"/>
    </style:style>
    <style:style style:name="P4" style:family="paragraph">
      <loext:graphic-properties draw:fill="none" draw:fill-color="#ffffff"/>
      <style:text-properties fo:font-size="3pt" style:font-size-asian="3pt" style:font-size-complex="3pt"/>
    </style:style>
    <style:style style:name="P5" style:family="paragraph">
      <loext:graphic-properties draw:fill-color="#3465a4"/>
      <style:paragraph-properties fo:text-align="center"/>
    </style:style>
    <style:style style:name="P6" style:family="paragraph">
      <style:text-properties fo:font-size="6pt" style:font-size-asian="6pt" style:font-size-complex="6pt"/>
    </style:style>
    <style:style style:name="P7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5pt" style:font-size-asian="5pt" style:font-size-complex="5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path draw:style-name="gr1" draw:text-style-name="P1" draw:layer="layout" svg:width="1.22cm" svg:height="0.528cm" svg:x="1.058cm" svg:y="10.298cm" svg:viewBox="0 0 1221 529" svg:d="M0 529c454-81 762-416 1221-529">
          <text:p/>
        </draw:path>
        <draw:path draw:style-name="gr1" draw:text-style-name="P1" draw:layer="layout" svg:width="1.261cm" svg:height="0.281cm" svg:x="2.279cm" svg:y="10.26cm" svg:viewBox="0 0 1262 282" svg:d="M0 38c453-112 881 37 1262 244">
          <text:p/>
        </draw:path>
        <draw:path draw:style-name="gr1" draw:text-style-name="P1" draw:layer="layout" svg:width="1.301cm" svg:height="0.742cm" svg:x="3.541cm" svg:y="10.542cm" svg:viewBox="0 0 1302 743" svg:d="M0 0c446 242 716 827 1302 733">
          <text:p/>
        </draw:path>
        <draw:path draw:style-name="gr1" draw:text-style-name="P1" draw:layer="layout" svg:width="1.221cm" svg:height="0.813cm" svg:x="4.843cm" svg:y="10.461cm" svg:viewBox="0 0 1222 814" svg:d="M0 814c514-83 792-583 1222-814">
          <text:p/>
        </draw:path>
        <draw:path draw:style-name="gr1" draw:text-style-name="P1" draw:layer="layout" svg:width="1.22cm" svg:height="0.781cm" svg:x="6.065cm" svg:y="9.679cm" svg:viewBox="0 0 1221 782" svg:d="M0 782c431-231 650-860 1221-774">
          <text:p/>
        </draw:path>
        <draw:path draw:style-name="gr1" draw:text-style-name="P1" draw:layer="layout" svg:width="1.261cm" svg:height="0.488cm" svg:x="7.286cm" svg:y="9.687cm" svg:viewBox="0 0 1262 489" svg:d="M0 0c453 68 884 240 1262 489">
          <text:p/>
        </draw:path>
        <draw:path draw:style-name="gr1" draw:text-style-name="P1" draw:layer="layout" svg:width="1.261cm" svg:height="0.29cm" svg:x="8.548cm" svg:y="10.135cm" svg:viewBox="0 0 1262 291" svg:d="M0 41c402 265 1026 411 1262-41">
          <text:p/>
        </draw:path>
        <draw:path draw:style-name="gr1" draw:text-style-name="P1" draw:layer="layout" svg:width="0.935cm" svg:height="1.139cm" svg:x="9.81cm" svg:y="8.995cm" svg:viewBox="0 0 936 1140" svg:d="M0 1140c231-443 510-879 936-1140">
          <text:p/>
        </draw:path>
        <draw:path draw:style-name="gr1" draw:text-style-name="P1" draw:layer="layout" svg:width="0.894cm" svg:height="0.902cm" svg:x="10.746cm" svg:y="8.907cm" svg:viewBox="0 0 895 903" svg:d="M0 88c571-350 803 432 895 815">
          <text:p/>
        </draw:path>
        <draw:path draw:style-name="gr1" draw:text-style-name="P1" draw:layer="layout" svg:width="0.488cm" svg:height="1.22cm" svg:x="11.641cm" svg:y="9.81cm" svg:viewBox="0 0 489 1221" svg:d="M0 0c102 426 252 851 489 1221">
          <text:p/>
        </draw:path>
        <draw:path draw:style-name="gr1" draw:text-style-name="P1" draw:layer="layout" svg:width="1.22cm" svg:height="0.352cm" svg:x="12.13cm" svg:y="11.031cm" svg:viewBox="0 0 1221 353" svg:d="M0 0c262 408 835 423 1221 244">
          <text:p/>
        </draw:path>
        <draw:path draw:style-name="gr1" draw:text-style-name="P1" draw:layer="layout" svg:width="1.22cm" svg:height="0.935cm" svg:x="13.351cm" svg:y="10.339cm" svg:viewBox="0 0 1221 936" svg:d="M0 936c470-218 664-798 1221-936">
          <text:p/>
        </draw:path>
        <draw:path draw:style-name="gr1" draw:text-style-name="P1" draw:layer="layout" svg:width="1.261cm" svg:height="0.434cm" svg:x="14.572cm" svg:y="10.311cm" svg:viewBox="0 0 1262 435" svg:d="M0 28c494-122 901 180 1262 407">
          <text:p/>
        </draw:path>
        <draw:path draw:style-name="gr1" draw:text-style-name="P1" draw:layer="layout" svg:width="1.22cm" svg:height="0.447cm" svg:x="15.834cm" svg:y="10.746cm" svg:viewBox="0 0 1221 448" svg:d="M0 0c364 229 768 436 1221 448">
          <text:p/>
        </draw:path>
        <draw:path draw:style-name="gr1" draw:text-style-name="P1" draw:layer="layout" svg:width="1.261cm" svg:height="0.732cm" svg:x="17.055cm" svg:y="10.461cm" svg:viewBox="0 0 1262 733" svg:d="M0 733c563 15 820-517 1262-733">
          <text:p/>
        </draw:path>
        <draw:path draw:style-name="gr1" draw:text-style-name="P1" draw:layer="layout" svg:width="1.22cm" svg:height="0.732cm" svg:x="18.317cm" svg:y="9.728cm" svg:viewBox="0 0 1221 733" svg:d="M0 733c426-209 733-659 1221-733">
          <text:p/>
        </draw:path>
        <draw:path draw:style-name="gr1" draw:text-style-name="P1" draw:layer="layout" svg:width="1.22cm" svg:height="0.415cm" svg:x="19.538cm" svg:y="9.719cm" svg:viewBox="0 0 1221 416" svg:d="M0 9c446-68 824 252 1221 407">
          <text:p/>
        </draw:path>
        <draw:path draw:style-name="gr1" draw:text-style-name="P1" draw:layer="layout" svg:width="1.261cm" svg:height="0.348cm" svg:x="20.759cm" svg:y="9.85cm" svg:viewBox="0 0 1262 349" svg:d="M0 285c432 169 923-23 1262-285">
          <text:p/>
        </draw:path>
        <draw:path draw:style-name="gr1" draw:text-style-name="P1" draw:layer="layout" svg:width="1.22cm" svg:height="0.519cm" svg:x="22.021cm" svg:y="9.33cm" svg:viewBox="0 0 1221 520" svg:d="M0 520c350-270 769-630 1221-488">
          <text:p/>
        </draw:path>
        <draw:path draw:style-name="gr1" draw:text-style-name="P1" draw:layer="layout" svg:width="1.22cm" svg:height="0.813cm" svg:x="23.242cm" svg:y="9.362cm" svg:viewBox="0 0 1221 814" svg:d="M0 0c476 150 746 657 1221 814">
          <text:p/>
        </draw:path>
        <draw:path draw:style-name="gr1" draw:text-style-name="P1" draw:layer="layout" svg:width="1.221cm" svg:height="0.231cm" svg:x="24.463cm" svg:y="10.054cm" svg:viewBox="0 0 1222 232" svg:d="M0 122c387 128 883 204 1222-122">
          <text:p/>
        </draw:path>
        <draw:line draw:style-name="gr1" draw:text-style-name="P1" draw:layer="layout" svg:x1="25.685cm" svg:y1="10.054cm" svg:x2="25.888cm" svg:y2="9.81cm">
          <text:p/>
        </draw:line>
        <draw:path draw:style-name="gr2" draw:text-style-name="P1" draw:layer="layout" svg:width="1.22cm" svg:height="0.37cm" svg:x="3.5cm" svg:y="9.972cm" svg:viewBox="0 0 1221 371" svg:d="M0 0c386 163 754 403 1221 367">
          <text:p/>
        </draw:path>
        <draw:path draw:style-name="gr2" draw:text-style-name="P1" draw:layer="layout" svg:width="0.895cm" svg:height="0.976cm" svg:x="4.721cm" svg:y="9.362cm" svg:viewBox="0 0 896 977" svg:d="M0 977c624-49 522-682 896-977">
          <text:p/>
        </draw:path>
        <draw:path draw:style-name="gr2" draw:text-style-name="P1" draw:layer="layout" svg:width="1.098cm" svg:height="1.22cm" svg:x="5.617cm" svg:y="8.141cm" svg:viewBox="0 0 1099 1221" svg:d="M0 1221c432-341 588-1003 1099-1221">
          <text:p/>
        </draw:path>
        <draw:path draw:style-name="gr2" draw:text-style-name="P1" draw:layer="layout" svg:width="1.22cm" svg:height="0.43cm" svg:x="6.716cm" svg:y="8.076cm" svg:viewBox="0 0 1221 431" svg:d="M0 65c392-167 918 0 1221 366">
          <text:p/>
        </draw:path>
        <draw:path draw:style-name="gr2" draw:text-style-name="P1" draw:layer="layout" svg:width="1.017cm" svg:height="1.035cm" svg:x="7.937cm" svg:y="8.507cm" svg:viewBox="0 0 1018 1036" svg:d="M0 0c302 364 496 1167 1018 1018">
          <text:p/>
        </draw:path>
        <draw:path draw:style-name="gr2" draw:text-style-name="P1" draw:layer="layout" svg:width="1.261cm" svg:height="0.813cm" svg:x="8.955cm" svg:y="8.711cm" svg:viewBox="0 0 1262 814" svg:d="M0 814c487-140 826-570 1262-814">
          <text:p/>
        </draw:path>
        <draw:path draw:style-name="gr2" draw:text-style-name="P1" draw:layer="layout" svg:width="1.22cm" svg:height="0.354cm" svg:x="10.217cm" svg:y="8.356cm" svg:viewBox="0 0 1221 355" svg:d="M0 355c366-205 793-438 1221-326">
          <text:p/>
        </draw:path>
        <draw:path draw:style-name="gr2" draw:text-style-name="P1" draw:layer="layout" svg:width="0.976cm" svg:height="1.139cm" svg:x="11.438cm" svg:y="8.385cm" svg:viewBox="0 0 977 1140" svg:d="M0 0c547 143 740 693 977 1140">
          <text:p/>
        </draw:path>
        <draw:path draw:style-name="gr2" draw:text-style-name="P1" draw:layer="layout" svg:width="1.138cm" svg:height="0.487cm" svg:x="12.415cm" svg:y="9.525cm" svg:viewBox="0 0 1139 488" svg:d="M0 0c241 454 710 594 1139 407">
          <text:p/>
        </draw:path>
        <draw:path draw:style-name="gr2" draw:text-style-name="P1" draw:layer="layout" svg:width="0.854cm" svg:height="1.017cm" svg:x="13.554cm" svg:y="8.914cm" svg:viewBox="0 0 855 1018" svg:d="M0 1018c437-191 780-558 855-1018">
          <text:p/>
        </draw:path>
        <draw:path draw:style-name="gr2" draw:text-style-name="P1" draw:layer="layout" svg:width="0.732cm" svg:height="0.844cm" svg:x="14.409cm" svg:y="8.069cm" svg:viewBox="0 0 733 845" svg:d="M0 845c50-305 451-1469 733-407">
          <text:p/>
        </draw:path>
        <draw:path draw:style-name="gr2" draw:text-style-name="P1" draw:layer="layout" svg:width="0.732cm" svg:height="1.22cm" svg:x="15.142cm" svg:y="8.507cm" svg:viewBox="0 0 733 1221" svg:d="M0 0c131 495 467 809 733 1221">
          <text:p/>
        </draw:path>
        <draw:path draw:style-name="gr2" draw:text-style-name="P1" draw:layer="layout" svg:width="0.939cm" svg:height="0.498cm" svg:x="15.875cm" svg:y="9.525cm" svg:viewBox="0 0 940 499" svg:d="M0 203c162 252 1003 601 936-203">
          <text:p/>
        </draw:path>
        <draw:path draw:style-name="gr2" draw:text-style-name="P1" draw:layer="layout" svg:width="1.059cm" svg:height="0.691cm" svg:x="16.809cm" svg:y="8.833cm" svg:viewBox="0 0 1060 692" svg:d="M2 692c-46-560 693-494 1058-692">
          <text:p/>
        </draw:path>
        <draw:path draw:style-name="gr2" draw:text-style-name="P1" draw:layer="layout" svg:width="1.057cm" svg:height="1.058cm" svg:x="17.869cm" svg:y="7.774cm" svg:viewBox="0 0 1058 1059" svg:d="M0 1059c456-248 489-969 1058-1059">
          <text:p/>
        </draw:path>
        <draw:path draw:style-name="gr2" draw:text-style-name="P1" draw:layer="layout" svg:width="1.221cm" svg:height="0.903cm" svg:x="18.927cm" svg:y="7.766cm" svg:viewBox="0 0 1222 904" svg:d="M0 8c583-92 839 592 1222 896">
          <text:p/>
        </draw:path>
        <draw:path draw:style-name="gr2" draw:text-style-name="P1" draw:layer="layout" svg:width="1.22cm" svg:height="0.219cm" svg:x="20.149cm" svg:y="8.67cm" svg:viewBox="0 0 1221 220" svg:d="M0 0c348 277 864 279 1221 81">
          <text:p/>
        </draw:path>
        <draw:path draw:style-name="gr2" draw:text-style-name="P1" draw:layer="layout" svg:width="1.261cm" svg:height="0.731cm" svg:x="21.37cm" svg:y="8.019cm" svg:viewBox="0 0 1262 732" svg:d="M0 732c425-236 770-664 1262-732">
          <text:p/>
        </draw:path>
        <draw:path draw:style-name="gr2" draw:text-style-name="P1" draw:layer="layout" svg:width="1.22cm" svg:height="0.575cm" svg:x="22.632cm" svg:y="8.012cm" svg:viewBox="0 0 1221 576" svg:d="M0 7c484-67 825 360 1221 569">
          <text:p/>
        </draw:path>
        <draw:path draw:style-name="gr2" draw:text-style-name="P1" draw:layer="layout" svg:width="1.22cm" svg:height="0.495cm" svg:x="23.853cm" svg:y="8.588cm" svg:viewBox="0 0 1221 496" svg:d="M0 0c376 199 724 550 1221 489">
          <text:p/>
        </draw:path>
        <draw:path draw:style-name="gr2" draw:text-style-name="P1" draw:layer="layout" svg:width="1.22cm" svg:height="0.488cm" svg:x="25.074cm" svg:y="8.588cm" svg:viewBox="0 0 1221 489" svg:d="M0 489c452-56 901-184 1221-489">
          <text:p/>
        </draw:path>
        <draw:path draw:style-name="gr2" draw:text-style-name="P1" draw:layer="layout" svg:width="1.139cm" svg:height="1.179cm" svg:x="26.295cm" svg:y="7.408cm" svg:viewBox="0 0 1140 1180" svg:d="M0 1180c395-378 699-848 1140-1180">
          <text:p/>
        </draw:path>
        <draw:line draw:style-name="gr2" draw:text-style-name="P1" draw:layer="layout" svg:x1="27.435cm" svg:y1="7.408cm" svg:x2="27.516cm" svg:y2="7.367cm">
          <text:p/>
        </draw:line>
        <draw:line draw:style-name="gr3" draw:text-style-name="P1" draw:layer="layout" svg:x1="27.525cm" svg:y1="6.997cm" svg:x2="27.525cm" svg:y2="10.848cm">
          <text:p/>
        </draw:line>
        <draw:custom-shape draw:style-name="gr4" draw:text-style-name="P2" draw:layer="layout" svg:width="0.077cm" svg:height="0.077cm" svg:x="25.869cm" svg:y="8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077cm" svg:height="0.077cm" svg:x="27.491cm" svg:y="7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0.955cm" svg:height="0.45cm" svg:x="25.691cm" svg:y="8.703cm">
          <draw:text-box>
            <text:p text:style-name="P3"><text:span text:style-name="T1">B1</text:span></text:p>
          </draw:text-box>
        </draw:frame>
        <draw:frame draw:style-name="gr5" draw:text-style-name="P4" draw:layer="layout" svg:width="0.955cm" svg:height="0.45cm" svg:x="27.314cm" svg:y="7.19cm">
          <draw:text-box>
            <text:p text:style-name="P3"><text:span text:style-name="T1">B2</text:span></text:p>
          </draw:text-box>
        </draw:frame>
        <draw:custom-shape draw:style-name="gr6" draw:text-style-name="P5" draw:layer="layout" svg:width="0.077cm" svg:height="0.077cm" svg:x="25.869cm" svg:y="9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0.955cm" svg:height="0.45cm" svg:x="25.687cm" svg:y="9.647cm">
          <draw:text-box>
            <text:p text:style-name="P3"><text:span text:style-name="T1">A1</text:span></text:p>
          </draw:text-box>
        </draw:frame>
        <draw:line draw:style-name="gr3" draw:text-style-name="P1" draw:layer="layout" svg:x1="27.998cm" svg:y1="7.38cm" svg:x2="28.83cm" svg:y2="7.38cm">
          <text:p/>
        </draw:line>
        <draw:line draw:style-name="gr3" draw:text-style-name="P1" draw:layer="layout" svg:x1="27.998cm" svg:y1="8.864cm" svg:x2="28.83cm" svg:y2="8.864cm">
          <text:p/>
        </draw:line>
        <draw:line draw:style-name="gr3" draw:text-style-name="P1" draw:layer="layout" svg:x1="28.114cm" svg:y1="7.38cm" svg:x2="28.114cm" svg:y2="8.864cm">
          <text:p/>
        </draw:line>
        <draw:frame draw:style-name="gr7" draw:text-style-name="P4" draw:layer="layout" svg:width="3.63cm" svg:height="1.644cm" svg:x="28.114cm" svg:y="7.38cm">
          <draw:text-box>
            <text:p text:style-name="P3"><text:span text:style-name="T1">B2 is higher than B1 so I’ll predict the price will rise.</text:span></text:p>
            <text:p text:style-name="P3"><text:span text:style-name="T1"/></text:p>
            <text:p text:style-name="P3"><text:span text:style-name="T1">If doing a covariance the value</text:span></text:p>
            <text:p text:style-name="P3"><text:span text:style-name="T1">Will be the difference of the increase in the original over lagged</text:span></text:p>
          </draw:text-box>
        </draw:frame>
        <draw:line draw:style-name="gr8" draw:text-style-name="P1" draw:layer="layout" svg:x1="31.384cm" svg:y1="7.632cm" svg:x2="32.36cm" svg:y2="7.063cm">
          <text:p/>
        </draw:line>
        <draw:frame draw:style-name="gr9" draw:text-style-name="P7" draw:layer="layout" svg:width="4.998cm" svg:height="0.489cm" svg:x="32.177cm" svg:y="6.761cm">
          <draw:text-box>
            <text:p text:style-name="P6"><text:span text:style-name="T2">B2 higher than B1 = this mean the price will rise</text:span></text:p>
          </draw:text-box>
        </draw:frame>
        <draw:line draw:style-name="gr10" draw:text-style-name="P1" draw:layer="layout" svg:x1="31.384cm" svg:y1="7.632cm" svg:x2="32.676cm" svg:y2="7.635cm">
          <text:p/>
        </draw:line>
        <draw:frame draw:style-name="gr9" draw:text-style-name="P7" draw:layer="layout" svg:width="3.753cm" svg:height="0.489cm" svg:x="32.517cm" svg:y="7.365cm">
          <draw:text-box>
            <text:p text:style-name="P6"><text:span text:style-name="T2">B2 equal to B1 = this will not count</text:span></text:p>
          </draw:text-box>
        </draw:frame>
        <draw:line draw:style-name="gr11" draw:text-style-name="P1" draw:layer="layout" svg:x1="31.384cm" svg:y1="7.635cm" svg:x2="32.741cm" svg:y2="8.368cm">
          <text:p/>
        </draw:line>
        <draw:frame draw:style-name="gr9" draw:text-style-name="P7" draw:layer="layout" svg:width="4.604cm" svg:height="0.489cm" svg:x="32.559cm" svg:y="8.128cm">
          <draw:text-box>
            <text:p><text:span text:style-name="T2">B2 lower to B1 = this mean the price will fall</text:span></text:p>
          </draw:text-box>
        </draw:frame>
        <draw:line draw:style-name="gr12" draw:text-style-name="P1" draw:layer="layout" svg:x1="24.998cm" svg:y1="7.948cm" svg:x2="25.167cm" svg:y2="9.077cm">
          <text:p/>
        </draw:line>
        <draw:frame draw:style-name="gr9" draw:text-style-name="P7" draw:layer="layout" svg:width="1.687cm" svg:height="0.489cm" svg:x="23.961cm" svg:y="7.524cm">
          <draw:text-box>
            <text:p text:style-name="P6"><text:span text:style-name="T2">Lagged data</text:span></text:p>
          </draw:text-box>
        </draw:frame>
        <draw:line draw:style-name="gr13" draw:text-style-name="P1" draw:layer="layout" svg:x1="24.426cm" svg:y1="11.06cm" svg:x2="24.871cm" svg:y2="10.286cm">
          <text:p/>
        </draw:line>
        <draw:frame draw:style-name="gr9" draw:text-style-name="P7" draw:layer="layout" svg:width="1.59cm" svg:height="0.489cm" svg:x="23.632cm" svg:y="11.016cm">
          <draw:text-box>
            <text:p text:style-name="P6"><text:span text:style-name="T2">Endog data</text:span></text:p>
          </draw:text-box>
        </draw:frame>
        <draw:frame draw:style-name="gr9" draw:text-style-name="P7" draw:layer="layout" svg:width="1.552cm" svg:height="0.489cm" svg:x="26.819cm" svg:y="10.775cm">
          <draw:text-box>
            <text:p><text:span text:style-name="T2">Actual time</text:span></text:p>
          </draw:text-box>
        </draw:frame>
        <draw:frame draw:style-name="gr14" draw:text-style-name="P7" draw:layer="layout" svg:width="6.453cm" svg:height="1.441cm" svg:x="28.031cm" svg:y="8.972cm">
          <draw:text-box>
            <text:p><text:span text:style-name="T2">At end the number of times the lagged data rise</text:span></text:p>
            <text:p><text:span text:style-name="T2"><text:s/></text:span><text:span text:style-name="T2">and the endog data rise too or not will be taken a probability</text:span></text:p>
            <text:p><text:span text:style-name="T2">This will be done to each lag.</text:span></text:p>
            <text:p><text:span text:style-name="T2"/></text:p>
            <text:p><text:span text:style-name="T2">If any of the values are NA the calculation will be skipped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09T12:57:08.918000000</meta:creation-date>
    <dc:date>2022-09-09T14:23:04.020000000</dc:date>
    <meta:editing-duration>PT55M51S</meta:editing-duration>
    <meta:editing-cycles>7</meta:editing-cycles>
    <meta:generator>LibreOffice/7.2.1.2$Windows_X86_64 LibreOffice_project/87b77fad49947c1441b67c559c339af8f3517e22</meta:generator>
    <meta:document-statistic meta:object-count="68"/>
  </office:meta>
</office:document-meta>
</file>